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Kép 2" text:anchor-type="as-char" svg:x="0in" svg:y="0in" svg:width="6.3in" svg:height="4.725in" style:rel-width="scale" style:rel-height="scale"><draw:image xlink:href="media/image1.jpeg" xlink:type="simple" xlink:show="embed" xlink:actuate="onLoad"/><svg:title/><svg:desc>A képen gomba, kültéri, papsapkagombák látható

Automatikusan generált leírás</svg:desc></draw:frame></text:p>
      <text:p text:style-name="Normál"><draw:frame draw:style-name="a1" draw:name="Kép 3" text:anchor-type="as-char" svg:x="0in" svg:y="0in" svg:width="6.3in" svg:height="4.725in" style:rel-width="scale" style:rel-height="scale"><draw:image xlink:href="media/image2.jpg" xlink:type="simple" xlink:show="embed" xlink:actuate="onLoad"/><svg:title/><svg:desc>A képen fa, kültéri, növény, árnyalat látható

Automatikusan generált leírás</svg:desc></draw:frame></text:p>
      <text:p text:style-name="Normál"><draw:frame draw:style-name="a2" draw:name="Kép 4" text:anchor-type="as-char" svg:x="0in" svg:y="0in" svg:width="2.69792in" svg:height="2.02083in" style:rel-width="scale" style:rel-height="scale"><draw:image xlink:href="media/image3.jpg" xlink:type="simple" xlink:show="embed" xlink:actuate="onLoad"/><svg:title/><svg:desc>A képen kültéri, fa, faanyag látható

Automatikusan generált leírás</svg:desc></draw:frame></text:p>
      <text:p text:style-name="Normál"><draw:frame draw:style-name="a3" draw:name="Kép 5" text:anchor-type="as-char" svg:x="0in" svg:y="0in" svg:width="6.3in" svg:height="8.64375in" style:rel-width="scale" style:rel-height="scale"><draw:image xlink:href="media/image4.jpg" xlink:type="simple" xlink:show="embed" xlink:actuate="onLoad"/><svg:title/><svg:desc>A képen fa, növény, tűlevelű, kültéri látható

Automatikusan generált leírás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mlyai Tamás</meta:initial-creator>
    <dc:creator>Somlyai Tamás</dc:creator>
    <meta:creation-date>2022-12-05T23:18:00Z</meta:creation-date>
    <dc:date>2022-12-05T23:21:00Z</dc:date>
    <meta:template xlink:href="Normal" xlink:type="simple"/>
    <meta:editing-cycles>3</meta:editing-cycles>
    <meta:editing-duration>PT180S</meta:editing-duration>
    <meta:document-statistic meta:page-count="1" meta:paragraph-count="1" meta:word-count="1" meta:character-count="7" meta:row-count="1" meta:non-whitespace-character-count="7"/>
  </office:meta>
</office:document-meta>
</file>